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33">M</text:span><text:span text:style-name="_34_37">r</text:span><text:span text:style-name="_38_57">.</text:span><text:span text:style-name="_31_"> </text:span><text:span text:style-name="_35_57">S</text:span><text:span text:style-name="_37_17">p</text:span><text:span text:style-name="_32_37">e</text:span><text:span text:style-name="_35_85">a</text:span><text:span text:style-name="_38_33">k</text:span><text:span text:style-name="_31_53">e</text:span><text:span text:style-name="_34_01">r</text:span><text:span text:style-name="_37_37">,</text:span><text:span text:style-name="_31_"> </text:span><text:span text:style-name="_34_37">M</text:span><text:span text:style-name="_38_93">r</text:span><text:span text:style-name="_32_09">.</text:span><text:span text:style-name="_33_01"> </text:span><text:span text:style-name="_37_01">V</text:span><text:span text:style-name="_31_77">i</text:span><text:span text:style-name="_35_57">c</text:span><text:span text:style-name="_38_13">e</text:span><text:span text:style-name="_31_"> </text:span><text:span text:style-name="_33_89">P</text:span><text:span text:style-name="_38_37">r</text:span><text:span text:style-name="_31_13">e</text:span><text:span text:style-name="_33_81">s</text:span><text:span text:style-name="_38_85">i</text:span><text:span text:style-name="_31_17">d</text:span><text:span text:style-name="_35_61">e</text:span><text:span text:style-name="_38_57">n</text:span><text:span text:style-name="_32_97">t</text:span><text:span text:style-name="_34_41">,</text:span><text:span text:style-name="_36_01"> </text:span><text:span text:style-name="_32_57">M</text:span><text:span text:style-name="_34_73">e</text:span><text:span text:style-name="_37_53">m</text:span><text:span text:style-name="_31_49">b</text:span><text:span text:style-name="_34_05">e</text:span><text:span text:style-name="_37_37">r</text:span><text:span text:style-name="_31_41">s</text:span><text:span text:style-name="_33_01"> </text:span><text:span text:style-name="_36_81">o</text:span><text:span text:style-name="_32_09">f</text:span><text:span text:style-name="_33_01"> </text:span><text:span text:style-name="_38_93">C</text:span><text:span text:style-name="_32_73">o</text:span><text:span text:style-name="_34_61">n</text:span><text:span text:style-name="_38_69">g</text:span><text:span text:style-name="_31_17">r</text:span><text:span text:style-name="_33_77">e</text:span><text:span text:style-name="_38_13">s</text:span><text:span text:style-name="_32_09">s</text:span><text:span text:style-name="_34_37">,</text:span><text:span text:style-name="_36_01"> </text:span><text:span text:style-name="_32_97">m</text:span><text:span text:style-name="_35_09">y</text:span><text:span text:style-name="_36_01"> </text:span><text:span text:style-name="_38_9">f</text:span><text:span text:style-name="_33_93">e</text:span><text:span text:style-name="_37_61">l</text:span><text:span text:style-name="_32_37">l</text:span><text:span text:style-name="_34_17">o</text:span><text:span text:style-name="_38_61">w</text:span><text:span text:style-name="_31_"> </text:span><text:span text:style-name="_34_37">A</text:span><text:span text:style-name="_38_57">m</text:span><text:span text:style-name="_32_13">e</text:span><text:span text:style-name="_34_37">r</text:span><text:span text:style-name="_36_89">i</text:span><text:span text:style-name="_31_17">c</text:span><text:span text:style-name="_35_01">a</text:span><text:span text:style-name="_38_13">n</text:span><text:span text:style-name="_32_81">s</text:span><text:span text:style-name="_34_53">:</text:span></text:p>
      <text:p text:style-name="P1"><text:span text:style-name="_31_17">T</text:span><text:span text:style-name="_34_97">o</text:span><text:span text:style-name="_37_73">n</text:span><text:span text:style-name="_32_01">i</text:span><text:span text:style-name="_35_25">g</text:span><text:span text:style-name="_38_73">h</text:span><text:span text:style-name="_38_1">t</text:span><text:span text:style-name="_33_01"> </text:span><text:span text:style-name="_38_93">m</text:span><text:span text:style-name="_31_17">a</text:span><text:span text:style-name="_35_33">r</text:span><text:span text:style-name="_38_25">k</text:span><text:span text:style-name="_32_73">s</text:span><text:span text:style-name="_33_01"> </text:span><text:span text:style-name="_37_53">t</text:span><text:span text:style-name="_31_17">h</text:span><text:span text:style-name="_34_41">e</text:span><text:span text:style-name="_36_01"> </text:span><text:span text:style-name="_32_25">e</text:span><text:span text:style-name="_34_41">i</text:span><text:span text:style-name="_38_85">g</text:span><text:span text:style-name="_32_81">h</text:span><text:span text:style-name="_34_17">t</text:span><text:span text:style-name="_38_13">h</text:span><text:span text:style-name="_31_"> </text:span><text:span text:style-name="_34_37">y</text:span><text:span text:style-name="_38_25">e</text:span><text:span text:style-name="_32_13">a</text:span><text:span text:style-name="_35_01">r</text:span><text:span text:style-name="_36_01"> </text:span><text:span text:style-name="_31_65">t</text:span><text:span text:style-name="_34_17">h</text:span><text:span text:style-name="_38_57">a</text:span><text:span text:style-name="_32_97">t</text:span><text:span text:style-name="_33_01"> </text:span><text:span text:style-name="_38_33">I</text:span><text:span text:style-name="_31_41">'</text:span><text:span text:style-name="_35_37">v</text:span><text:span text:style-name="_38_01">e</text:span><text:span text:style-name="_31_"> </text:span><text:span text:style-name="_35_09">c</text:span><text:span text:style-name="_38_21">o</text:span><text:span text:style-name="_31_61">m</text:span><text:span text:style-name="_33_89">e</text:span><text:span text:style-name="_36_01"> </text:span><text:span text:style-name="_31_49">h</text:span><text:span text:style-name="_34_53">e</text:span><text:span text:style-name="_38_73">r</text:span><text:span text:style-name="_32_81">e</text:span><text:span text:style-name="_33_01"> </text:span><text:span text:style-name="_37_77">t</text:span><text:span text:style-name="_31_65">o</text:span><text:span text:style-name="_33_01"> </text:span><text:span text:style-name="_38_97">r</text:span><text:span text:style-name="_32_21">e</text:span><text:span text:style-name="_35_21">p</text:span><text:span text:style-name="_38_85">o</text:span><text:span text:style-name="_31_37">r</text:span><text:span text:style-name="_35_13">t</text:span><text:span text:style-name="_36_01"> </text:span><text:span text:style-name="_32_61">o</text:span><text:span text:style-name="_34_05">n</text:span><text:span text:style-name="_36_01"> </text:span><text:span text:style-name="_31_53">t</text:span><text:span text:style-name="_35_97">h</text:span><text:span text:style-name="_37_77">e</text:span><text:span text:style-name="_31_"> </text:span><text:span text:style-name="_34_41">S</text:span><text:span text:style-name="_36_89">t</text:span><text:span text:style-name="_31_53">a</text:span><text:span text:style-name="_35_01">t</text:span><text:span text:style-name="_38_97">e</text:span><text:span text:style-name="_31_"> </text:span><text:span text:style-name="_34_65">o</text:span><text:span text:style-name="_38_37">f</text:span><text:span text:style-name="_31_"> </text:span><text:span text:style-name="_34_73">t</text:span><text:span text:style-name="_38_25">h</text:span><text:span text:style-name="_32_01">e</text:span><text:span text:style-name="_33_01"> </text:span><text:span text:style-name="_38_69">U</text:span><text:span text:style-name="_32_93">n</text:span><text:span text:style-name="_33_81">i</text:span><text:span text:style-name="_37_05">o</text:span><text:span text:style-name="_31_53">n</text:span><text:span text:style-name="_35_81">.</text:span><text:span text:style-name="_36_01"> </text:span><text:span text:style-name="_31_37">A</text:span><text:span text:style-name="_35_61">n</text:span><text:span text:style-name="_37_73">d</text:span><text:span text:style-name="_31_"> </text:span><text:span text:style-name="_34_73">f</text:span><text:span text:style-name="_37_01">o</text:span><text:span text:style-name="_31_77">r</text:span><text:span text:style-name="_33_01"> </text:span><text:span text:style-name="_37_65">t</text:span><text:span text:style-name="_32_57">h</text:span><text:span text:style-name="_34_73">i</text:span><text:span text:style-name="_36_77">s</text:span><text:span text:style-name="_31_"> </text:span><text:span text:style-name="_34_97">f</text:span><text:span text:style-name="_38_57">i</text:span><text:span text:style-name="_32_93">n</text:span><text:span text:style-name="_35_37">a</text:span><text:span text:style-name="_38_61">l</text:span><text:span text:style-name="_31_"> </text:span><text:span text:style-name="_35_61">o</text:span><text:span text:style-name="_38_93">n</text:span><text:span text:style-name="_31_05">e</text:span><text:span text:style-name="_34_61">,</text:span><text:span text:style-name="_36_01"> </text:span><text:span text:style-name="_32_73">I</text:span><text:span text:style-name="_33_89">'</text:span><text:span text:style-name="_36_93">m</text:span><text:span text:style-name="_31_"> </text:span><text:span text:style-name="_35_09">g</text:span><text:span text:style-name="_36_77">o</text:span><text:span text:style-name="_39_3">i</text:span><text:span text:style-name="_33_93">n</text:span><text:span text:style-name="_37_01">g</text:span><text:span text:style-name="_31_"> </text:span><text:span text:style-name="_34_17">t</text:span><text:span text:style-name="_38_61">o</text:span><text:span text:style-name="_31_"> </text:span><text:span text:style-name="_35_85">t</text:span><text:span text:style-name="_38_37">r</text:span><text:span text:style-name="_32_85">y</text:span><text:span text:style-name="_33_01"> </text:span><text:span text:style-name="_36_81">t</text:span><text:span text:style-name="_32_85">o</text:span><text:span text:style-name="_33_01"> </text:span><text:span text:style-name="_38_93">m</text:span><text:span text:style-name="_31_97">a</text:span><text:span text:style-name="_35_37">k</text:span><text:span text:style-name="_37_97">e</text:span><text:span text:style-name="_31_"> </text:span><text:span text:style-name="_33_89">i</text:span><text:span text:style-name="_38_25">t</text:span><text:span text:style-name="_31_"> </text:span><text:span text:style-name="_35_57">a</text:span><text:span text:style-name="_36_01"> </text:span><text:span text:style-name="_31_61">l</text:span><text:span text:style-name="_33_81">i</text:span><text:span text:style-name="_37_37">t</text:span><text:span text:style-name="_31_41">t</text:span><text:span text:style-name="_35_57">l</text:span><text:span text:style-name="_36_93">e</text:span><text:span text:style-name="_31_"> </text:span><text:span text:style-name="_34_61">s</text:span><text:span text:style-name="_37_77">h</text:span><text:span text:style-name="_31_37">o</text:span><text:span text:style-name="_34_05">r</text:span><text:span text:style-name="_36_93">t</text:span><text:span text:style-name="_31_65">e</text:span><text:span text:style-name="_34_49">r</text:span><text:span text:style-name="_38_73">.</text:span><text:span text:style-name="_31_"> </text:span><text:span text:style-name="_34_01">I</text:span><text:span text:style-name="_36_01"> </text:span><text:span text:style-name="_32_97">k</text:span><text:span text:style-name="_34_53">n</text:span><text:span text:style-name="_38_97">o</text:span><text:span text:style-name="_32_01">w</text:span><text:span text:style-name="_33_01"> </text:span><text:span text:style-name="_36_93">s</text:span><text:span text:style-name="_32_85">o</text:span><text:span text:style-name="_34_65">m</text:span><text:span text:style-name="_38_13">e</text:span><text:span text:style-name="_31_"> </text:span><text:span text:style-name="_34_77">o</text:span><text:span text:style-name="_38_61">f</text:span><text:span text:style-name="_31_"> </text:span><text:span text:style-name="_35_01">y</text:span><text:span text:style-name="_37_13">o</text:span><text:span text:style-name="_31_37">u</text:span><text:span text:style-name="_33_01"> </text:span><text:span text:style-name="_37_73">a</text:span><text:span text:style-name="_37_7">r</text:span><text:span text:style-name="_34_13">e</text:span><text:span text:style-name="_36_01"> </text:span><text:span text:style-name="_31_65">a</text:span><text:span text:style-name="_35_97">n</text:span><text:span text:style-name="_36_81">t</text:span><text:span text:style-name="_31_73">s</text:span><text:span text:style-name="_35_73">y</text:span><text:span text:style-name="_36_01"> </text:span><text:span text:style-name="_38_9">t</text:span><text:span text:style-name="_34_73">o</text:span><text:span text:style-name="_36_01"> </text:span><text:span text:style-name="_31_05">g</text:span><text:span text:style-name="_35_57">e</text:span><text:span text:style-name="_37_01">t</text:span><text:span text:style-name="_31_"> </text:span><text:span text:style-name="_35_33">b</text:span><text:span text:style-name="_38_97">a</text:span><text:span text:style-name="_31_37">c</text:span><text:span text:style-name="_34_77">k</text:span><text:span text:style-name="_36_01"> </text:span><text:span text:style-name="_31_17">t</text:span><text:span text:style-name="_35_57">o</text:span><text:span text:style-name="_36_01"> </text:span><text:span text:style-name="_31_61">I</text:span><text:span text:style-name="_35_93">o</text:span><text:span text:style-name="_37_65">w</text:span><text:span text:style-name="_31_73">a</text:span><text:span text:style-name="_35_09">.</text:span><text:span text:style-name="_36_01"> </text:span><text:span text:style-name="_31_37">I</text:span><text:span text:style-name="_35_25">'</text:span><text:span text:style-name="_37_65">v</text:span><text:span text:style-name="_32_21">e</text:span><text:span text:style-name="_33_01"> </text:span><text:span text:style-name="_38_25">b</text:span><text:span text:style-name="_31_53">e</text:span><text:span text:style-name="_33_89">e</text:span><text:span text:style-name="_36_77">n</text:span><text:span text:style-name="_31_"> </text:span><text:span text:style-name="_35_85">t</text:span><text:span text:style-name="_37_37">h</text:span><text:span text:style-name="_32_37">e</text:span><text:span text:style-name="_35_13">r</text:span><text:span text:style-name="_37_49">e</text:span><text:span text:style-name="_37_7">.</text:span><text:span text:style-name="_33_01"> </text:span><text:span text:style-name="_37_41">I</text:span><text:span text:style-name="_38_1">'</text:span><text:span text:style-name="_34_13">l</text:span><text:span text:style-name="_37_49">l</text:span><text:span text:style-name="_31_"> </text:span><text:span text:style-name="_35_25">b</text:span><text:span text:style-name="_37_05">e</text:span><text:span text:style-name="_31_"> </text:span><text:span text:style-name="_35_25">s</text:span><text:span text:style-name="_38_37">h</text:span><text:span text:style-name="_31_05">a</text:span><text:span text:style-name="_35_33">k</text:span><text:span text:style-name="_38_33">i</text:span><text:span text:style-name="_31_61">n</text:span><text:span text:style-name="_35_21">g</text:span><text:span text:style-name="_36_01"> </text:span><text:span text:style-name="_32_13">h</text:span><text:span text:style-name="_35_85">a</text:span><text:span text:style-name="_38_69">n</text:span><text:span text:style-name="_32_09">d</text:span><text:span text:style-name="_34_13">s</text:span><text:span text:style-name="_36_01"> </text:span><text:span text:style-name="_32_13">a</text:span><text:span text:style-name="_35_93">f</text:span><text:span text:style-name="_38_25">t</text:span><text:span text:style-name="_31_49">e</text:span><text:span text:style-name="_34_13">r</text:span><text:span text:style-name="_38_97">w</text:span><text:span text:style-name="_32_93">a</text:span><text:span text:style-name="_34_37">r</text:span><text:span text:style-name="_38_69">d</text:span><text:span text:style-name="_31_61">s</text:span><text:span text:style-name="_33_01"> </text:span><text:span text:style-name="_38_13">i</text:span><text:span text:style-name="_32_13">f</text:span><text:span text:style-name="_33_01"> </text:span><text:span text:style-name="_38_13">y</text:span><text:span text:style-name="_37_7">o</text:span><text:span text:style-name="_35_81">u</text:span><text:span text:style-name="_36_01"> </text:span><text:span text:style-name="_32_69">w</text:span><text:span text:style-name="_35_61">a</text:span><text:span text:style-name="_38_61">n</text:span><text:span text:style-name="_31_41">t</text:span><text:span text:style-name="_33_01"> </text:span><text:span text:style-name="_37_01">s</text:span><text:span text:style-name="_31_17">o</text:span><text:span text:style-name="_34_97">m</text:span><text:span text:style-name="_36_93">e</text:span><text:span text:style-name="_31_"> </text:span><text:span text:style-name="_34_05">t</text:span><text:span text:style-name="_37_41">i</text:span><text:span text:style-name="_32_61">p</text:span><text:span text:style-name="_35_97">s</text:span><text:span text:style-name="_38_01">.</text:span></text:p>
      <text:p text:style-name="P1"><text:span text:style-name="_31_41">A</text:span><text:span text:style-name="_33_81">n</text:span><text:span text:style-name="_38_13">d</text:span><text:span text:style-name="_31_"> </text:span><text:span text:style-name="_35_57">I</text:span><text:span text:style-name="_36_01"> </text:span><text:span text:style-name="_32_13">u</text:span><text:span text:style-name="_35_69">n</text:span><text:span text:style-name="_36_93">d</text:span><text:span text:style-name="_38_1">e</text:span><text:span text:style-name="_34_65">r</text:span><text:span text:style-name="_38_85">s</text:span><text:span text:style-name="_32_25">t</text:span><text:span text:style-name="_34_53">a</text:span><text:span text:style-name="_38_69">n</text:span><text:span text:style-name="_32_81">d</text:span><text:span text:style-name="_33_01"> </text:span><text:span text:style-name="_37_49">t</text:span><text:span text:style-name="_32_73">h</text:span><text:span text:style-name="_35_93">a</text:span><text:span text:style-name="_38_81">t</text:span><text:span text:style-name="_31_"> </text:span><text:span text:style-name="_35_57">b</text:span><text:span text:style-name="_38_21">e</text:span><text:span text:style-name="_32_37">c</text:span><text:span text:style-name="_34_13">a</text:span><text:span text:style-name="_37_05">u</text:span><text:span text:style-name="_31_01">s</text:span><text:span text:style-name="_35_57">e</text:span><text:span text:style-name="_36_01"> </text:span><text:span text:style-name="_32_69">i</text:span><text:span text:style-name="_35_97">t</text:span><text:span text:style-name="_38_61">'</text:span><text:span text:style-name="_32_01">s</text:span><text:span text:style-name="_33_01"> </text:span><text:span text:style-name="_36_93">a</text:span><text:span text:style-name="_32_57">n</text:span><text:span text:style-name="_33_01"> </text:span><text:span text:style-name="_38_33">e</text:span><text:span text:style-name="_32_01">l</text:span><text:span text:style-name="_35_33">e</text:span><text:span text:style-name="_36_89">c</text:span><text:span text:style-name="_31_53">t</text:span><text:span text:style-name="_35_69">i</text:span><text:span text:style-name="_38_61">o</text:span><text:span text:style-name="_31_97">n</text:span><text:span text:style-name="_33_01"> </text:span><text:span text:style-name="_38_97">s</text:span><text:span text:style-name="_31_73">e</text:span><text:span text:style-name="_35_61">a</text:span><text:span text:style-name="_37_37">s</text:span><text:span text:style-name="_31_53">o</text:span><text:span text:style-name="_34_61">n</text:span><text:span text:style-name="_36_81">,</text:span><text:span text:style-name="_31_"> </text:span><text:span text:style-name="_34_13">e</text:span><text:span text:style-name="_37_73">x</text:span><text:span text:style-name="_31_77">p</text:span><text:span text:style-name="_35_37">e</text:span><text:span text:style-name="_37_05">c</text:span><text:span text:style-name="_32_97">t</text:span><text:span text:style-name="_34_01">a</text:span><text:span text:style-name="_37_77">t</text:span><text:span text:style-name="_31_37">i</text:span><text:span text:style-name="_35_25">o</text:span><text:span text:style-name="_38_97">n</text:span><text:span text:style-name="_31_65">s</text:span><text:span text:style-name="_33_01"> </text:span><text:span text:style-name="_38_69">f</text:span><text:span text:style-name="_31_77">o</text:span><text:span text:style-name="_35_13">r</text:span><text:span text:style-name="_36_01"> </text:span><text:span text:style-name="_32_01">w</text:span><text:span text:style-name="_35_81">h</text:span><text:span text:style-name="_37_53">a</text:span><text:span text:style-name="_31_05">t</text:span><text:span text:style-name="_33_01"> </text:span><text:span text:style-name="_38_97">w</text:span><text:span text:style-name="_32_01">e</text:span><text:span text:style-name="_33_01"> </text:span><text:span text:style-name="_37_01">w</text:span><text:span text:style-name="_31_53">i</text:span><text:span text:style-name="_35_97">l</text:span><text:span text:style-name="_38_09">l</text:span><text:span text:style-name="_31_"> </text:span><text:span text:style-name="_35_21">a</text:span><text:span text:style-name="_37_13">c</text:span><text:span text:style-name="_38_9">h</text:span><text:span text:style-name="_35_09">i</text:span><text:span text:style-name="_38_57">e</text:span><text:span text:style-name="_32_93">v</text:span><text:span text:style-name="_33_93">e</text:span><text:span text:style-name="_36_01"> </text:span><text:span text:style-name="_31_41">t</text:span><text:span text:style-name="_35_37">h</text:span><text:span text:style-name="_38_37">i</text:span><text:span text:style-name="_32_13">s</text:span><text:span text:style-name="_33_01"> </text:span><text:span text:style-name="_38_21">y</text:span><text:span text:style-name="_31_53">e</text:span><text:span text:style-name="_34_17">a</text:span><text:span text:style-name="_37_65">r</text:span><text:span text:style-name="_31_"> </text:span><text:span text:style-name="_35_57">a</text:span><text:span text:style-name="_36_77">r</text:span><text:span text:style-name="_32_97">e</text:span><text:span text:style-name="_33_01"> </text:span><text:span text:style-name="_38_09">l</text:span><text:span text:style-name="_31_05">o</text:span><text:span text:style-name="_33_89">w</text:span><text:span text:style-name="_38_69">.</text:span><text:span text:style-name="_31_"> </text:span><text:span text:style-name="_35_73">B</text:span><text:span text:style-name="_38_73">u</text:span><text:span text:style-name="_31_49">t</text:span><text:span text:style-name="_35_37">,</text:span><text:span text:style-name="_36_01"> </text:span><text:span text:style-name="_32_61">M</text:span><text:span text:style-name="_34_65">r</text:span><text:span text:style-name="_38_57">.</text:span><text:span text:style-name="_31_"> </text:span><text:span text:style-name="_35_09">S</text:span><text:span text:style-name="_38_69">p</text:span><text:span text:style-name="_31_73">e</text:span><text:span text:style-name="_34_13">a</text:span><text:span text:style-name="_37_13">k</text:span><text:span text:style-name="_31_37">e</text:span><text:span text:style-name="_35_37">r</text:span><text:span text:style-name="_38_01">,</text:span><text:span text:style-name="_31_"> </text:span><text:span text:style-name="_33_89">I</text:span><text:span text:style-name="_36_01"> </text:span><text:span text:style-name="_31_05">a</text:span><text:span text:style-name="_34_53">p</text:span><text:span text:style-name="_38_37">p</text:span><text:span text:style-name="_32_85">r</text:span><text:span text:style-name="_35_73">e</text:span><text:span text:style-name="_37_13">c</text:span><text:span text:style-name="_31_01">i</text:span><text:span text:style-name="_34_49">a</text:span><text:span text:style-name="_38_73">t</text:span><text:span text:style-name="_32_37">e</text:span><text:span text:style-name="_33_01"> </text:span><text:span text:style-name="_38_81">t</text:span><text:span text:style-name="_31_65">h</text:span><text:span text:style-name="_34_73">e</text:span><text:span text:style-name="_36_01"> </text:span><text:span text:style-name="_31_41">c</text:span><text:span text:style-name="_35_85">o</text:span><text:span text:style-name="_37_97">n</text:span><text:span text:style-name="_31_97">s</text:span><text:span text:style-name="_34_97">t</text:span><text:span text:style-name="_38_97">r</text:span><text:span text:style-name="_31_53">u</text:span><text:span text:style-name="_34_77">c</text:span><text:span text:style-name="_37_53">t</text:span><text:span text:style-name="_32_13">i</text:span><text:span text:style-name="_35_61">v</text:span><text:span text:style-name="_37_41">e</text:span><text:span text:style-name="_31_"> </text:span><text:span text:style-name="_34_01">a</text:span><text:span text:style-name="_38_97">p</text:span><text:span text:style-name="_32_57">p</text:span><text:span text:style-name="_34_61">r</text:span><text:span text:style-name="_37_73">o</text:span><text:span text:style-name="_31_37">a</text:span><text:span text:style-name="_34_73">c</text:span><text:span text:style-name="_38_13">h</text:span><text:span text:style-name="_31_"> </text:span><text:span text:style-name="_34_01">t</text:span><text:span text:style-name="_37_49">h</text:span><text:span text:style-name="_32_57">a</text:span><text:span text:style-name="_35_73">t</text:span><text:span text:style-name="_36_01"> </text:span><text:span text:style-name="_31_49">y</text:span><text:span text:style-name="_35_81">o</text:span><text:span text:style-name="_38_69">u</text:span><text:span text:style-name="_31_"> </text:span><text:span text:style-name="_33_93">a</text:span><text:span text:style-name="_37_49">n</text:span><text:span text:style-name="_39_3">d</text:span><text:span text:style-name="_33_01"> </text:span><text:span text:style-name="_38_73">t</text:span><text:span text:style-name="_38_9">h</text:span><text:span text:style-name="_34_17">e</text:span><text:span text:style-name="_36_01"> </text:span><text:span text:style-name="_32_57">o</text:span><text:span text:style-name="_34_17">t</text:span><text:span text:style-name="_37_13">h</text:span><text:span text:style-name="_32_81">e</text:span><text:span text:style-name="_35_01">r</text:span><text:span text:style-name="_36_01"> </text:span><text:span text:style-name="_32_81">l</text:span><text:span text:style-name="_35_13">e</text:span><text:span text:style-name="_38_61">a</text:span><text:span text:style-name="_32_09">d</text:span><text:span text:style-name="_35_85">e</text:span><text:span text:style-name="_38_73">r</text:span><text:span text:style-name="_32_93">s</text:span><text:span text:style-name="_33_01"> </text:span><text:span text:style-name="_37_01">t</text:span><text:span text:style-name="_32_57">o</text:span><text:span text:style-name="_34_05">o</text:span><text:span text:style-name="_38_61">k</text:span><text:span text:style-name="_31_"> </text:span><text:span text:style-name="_34_37">a</text:span><text:span text:style-name="_38_37">t</text:span><text:span text:style-name="_31_"> </text:span><text:span text:style-name="_34_17">t</text:span><text:span text:style-name="_38_57">h</text:span><text:span text:style-name="_38_1">e</text:span><text:span text:style-name="_33_01"> </text:span><text:span text:style-name="_36_89">e</text:span><text:span text:style-name="_31_05">n</text:span><text:span text:style-name="_35_37">d</text:span><text:span text:style-name="_36_01"> </text:span><text:span text:style-name="_32_81">o</text:span><text:span text:style-name="_33_93">f</text:span><text:span text:style-name="_36_01"> </text:span><text:span text:style-name="_31_01">l</text:span><text:span text:style-name="_35_85">a</text:span><text:span text:style-name="_38_61">s</text:span><text:span text:style-name="_32_13">t</text:span><text:span text:style-name="_33_01"> </text:span><text:span text:style-name="_37_73">y</text:span><text:span text:style-name="_32_69">e</text:span><text:span text:style-name="_34_49">a</text:span><text:span text:style-name="_38_85">r</text:span><text:span text:style-name="_31_"> </text:span><text:span text:style-name="_34_13">t</text:span><text:span text:style-name="_38_57">o</text:span><text:span text:style-name="_31_"> </text:span><text:span text:style-name="_35_25">p</text:span><text:span text:style-name="_38_25">a</text:span><text:span text:style-name="_32_61">s</text:span><text:span text:style-name="_35_09">s</text:span><text:span text:style-name="_36_01"> </text:span><text:span text:style-name="_32_69">a</text:span><text:span text:style-name="_33_01"> </text:span><text:span text:style-name="_38_37">b</text:span><text:span text:style-name="_31_97">u</text:span><text:span text:style-name="_34_73">d</text:span><text:span text:style-name="_38_85">g</text:span><text:span text:style-name="_31_77">e</text:span><text:span text:style-name="_35_21">t</text:span><text:span text:style-name="_36_01"> </text:span><text:span text:style-name="_32_09">a</text:span><text:span text:style-name="_33_93">n</text:span><text:span text:style-name="_38_37">d</text:span><text:span text:style-name="_31_"> </text:span><text:span text:style-name="_35_21">m</text:span><text:span text:style-name="_38_81">a</text:span><text:span text:style-name="_32_57">k</text:span><text:span text:style-name="_35_97">e</text:span><text:span text:style-name="_36_01"> </text:span><text:span text:style-name="_31_77">t</text:span><text:span text:style-name="_33_93">a</text:span><text:span text:style-name="_36_81">x</text:span><text:span text:style-name="_31_"> </text:span><text:span text:style-name="_34_61">c</text:span><text:span text:style-name="_38_93">u</text:span><text:span text:style-name="_32_01">t</text:span><text:span text:style-name="_35_57">s</text:span><text:span text:style-name="_36_01"> </text:span><text:span text:style-name="_39_3">p</text:span><text:span text:style-name="_35_85">e</text:span><text:span text:style-name="_38_37">r</text:span><text:span text:style-name="_32_09">m</text:span><text:span text:style-name="_35_57">a</text:span><text:span text:style-name="_37_49">n</text:span><text:span text:style-name="_32_73">e</text:span><text:span text:style-name="_33_89">n</text:span><text:span text:style-name="_38_93">t</text:span><text:span text:style-name="_31_"> </text:span><text:span text:style-name="_35_01">f</text:span><text:span text:style-name="_38_97">o</text:span><text:span text:style-name="_31_61">r</text:span><text:span text:style-name="_33_01"> </text:span><text:span text:style-name="_37_97">w</text:span><text:span text:style-name="_32_37">o</text:span><text:span text:style-name="_33_93">r</text:span><text:span text:style-name="_37_77">k</text:span><text:span text:style-name="_31_13">i</text:span><text:span text:style-name="_35_57">n</text:span><text:span text:style-name="_37_01">g</text:span><text:span text:style-name="_31_"> </text:span><text:span text:style-name="_34_49">f</text:span><text:span text:style-name="_37_05">a</text:span><text:span text:style-name="_31_77">m</text:span><text:span text:style-name="_35_25">i</text:span><text:span text:style-name="_38_81">l</text:span><text:span text:style-name="_32_61">i</text:span><text:span text:style-name="_35_37">e</text:span><text:span text:style-name="_36_89">s</text:span><text:span text:style-name="_31_41">.</text:span><text:span text:style-name="_33_01"> </text:span><text:span text:style-name="_37_49">S</text:span><text:span text:style-name="_32_57">o</text:span><text:span text:style-name="_33_01"> </text:span><text:span text:style-name="_36_93">I</text:span><text:span text:style-name="_31_"> </text:span><text:span text:style-name="_35_69">h</text:span><text:span text:style-name="_36_89">o</text:span><text:span text:style-name="_32_01">p</text:span><text:span text:style-name="_33_93">e</text:span><text:span text:style-name="_36_01"> </text:span><text:span text:style-name="_32_57">w</text:span><text:span text:style-name="_35_85">e</text:span><text:span text:style-name="_36_01"> </text:span><text:span text:style-name="_38_1">c</text:span><text:span text:style-name="_34_65">a</text:span><text:span text:style-name="_37_61">n</text:span><text:span text:style-name="_31_"> </text:span><text:span text:style-name="_35_13">w</text:span><text:span text:style-name="_37_17">o</text:span><text:span text:style-name="_31_13">r</text:span><text:span text:style-name="_33_77">k</text:span><text:span text:style-name="_36_01"> </text:span><text:span text:style-name="_31_73">t</text:span><text:span text:style-name="_34_01">o</text:span><text:span text:style-name="_38_33">g</text:span><text:span text:style-name="_32_69">e</text:span><text:span text:style-name="_34_13">t</text:span><text:span text:style-name="_38_01">h</text:span><text:span text:style-name="_31_97">e</text:span><text:span text:style-name="_34_13">r</text:span><text:span text:style-name="_36_01"> </text:span><text:span text:style-name="_31_13">t</text:span><text:span text:style-name="_34_17">h</text:span><text:span text:style-name="_37_05">i</text:span><text:span text:style-name="_31_05">s</text:span><text:span text:style-name="_33_01"> </text:span><text:span text:style-name="_37_97">y</text:span><text:span text:style-name="_32_09">e</text:span><text:span text:style-name="_34_77">a</text:span><text:span text:style-name="_38_97">r</text:span><text:span text:style-name="_31_"> </text:span><text:span text:style-name="_34_53">o</text:span><text:span text:style-name="_37_05">n</text:span><text:span text:style-name="_31_"> </text:span><text:span text:style-name="_35_93">s</text:span><text:span text:style-name="_38_01">o</text:span><text:span text:style-name="_32_09">m</text:span><text:span text:style-name="_35_09">e</text:span><text:span text:style-name="_36_01"> </text:span><text:span text:style-name="_32_93">b</text:span><text:span text:style-name="_34_97">i</text:span><text:span text:style-name="_36_77">p</text:span><text:span text:style-name="_31_05">a</text:span><text:span text:style-name="_35_37">r</text:span><text:span text:style-name="_36_81">t</text:span><text:span text:style-name="_31_17">i</text:span><text:span text:style-name="_34_49">s</text:span><text:span text:style-name="_37_73">a</text:span><text:span text:style-name="_32_57">n</text:span><text:span text:style-name="_33_01"> </text:span><text:span text:style-name="_36_89">p</text:span><text:span text:style-name="_31_61">r</text:span><text:span text:style-name="_35_33">i</text:span><text:span text:style-name="_36_81">o</text:span><text:span text:style-name="_39_3">r</text:span><text:span text:style-name="_34_65">i</text:span><text:span text:style-name="_37_61">t</text:span><text:span text:style-name="_32_61">i</text:span><text:span text:style-name="_34_49">e</text:span><text:span text:style-name="_37_01">s</text:span><text:span text:style-name="_31_"> </text:span><text:span text:style-name="_33_81">l</text:span><text:span text:style-name="_38_61">i</text:span><text:span text:style-name="_32_73">k</text:span><text:span text:style-name="_34_05">e</text:span><text:span text:style-name="_36_01"> </text:span><text:span text:style-name="_32_81">c</text:span><text:span text:style-name="_35_73">r</text:span><text:span text:style-name="_38_93">i</text:span><text:span text:style-name="_31_37">m</text:span><text:span text:style-name="_34_05">i</text:span><text:span text:style-name="_38_97">n</text:span><text:span text:style-name="_31_41">a</text:span><text:span text:style-name="_35_93">l</text:span><text:span text:style-name="_36_01"> </text:span><text:span text:style-name="_31_73">j</text:span><text:span text:style-name="_35_33">u</text:span><text:span text:style-name="_38_93">s</text:span><text:span text:style-name="_32_61">t</text:span><text:span text:style-name="_35_13">i</text:span><text:span text:style-name="_38_69">c</text:span><text:span text:style-name="_31_01">e</text:span><text:span text:style-name="_33_01"> </text:span><text:span text:style-name="_37_13">r</text:span><text:span text:style-name="_31_17">e</text:span><text:span text:style-name="_34_65">f</text:span><text:span text:style-name="_38_37">o</text:span><text:span text:style-name="_32_33">r</text:span><text:span text:style-name="_34_53">m</text:span><text:span text:style-name="_36_01"> </text:span><text:span text:style-name="_39_3">a</text:span><text:span text:style-name="_33_89">n</text:span><text:span text:style-name="_37_13">d</text:span><text:span text:style-name="_31_"> </text:span><text:span text:style-name="_34_17">h</text:span><text:span text:style-name="_38_25">e</text:span><text:span text:style-name="_32_25">l</text:span><text:span text:style-name="_34_77">p</text:span><text:span text:style-name="_37_05">i</text:span><text:span text:style-name="_32_85">n</text:span><text:span text:style-name="_34_41">g</text:span><text:span text:style-name="_36_01"> </text:span><text:span text:style-name="_32_81">p</text:span><text:span text:style-name="_35_97">e</text:span><text:span text:style-name="_38_33">o</text:span><text:span text:style-name="_38_9">p</text:span><text:span text:style-name="_35_37">l</text:span><text:span text:style-name="_38_93">e</text:span><text:span text:style-name="_31_"> </text:span><text:span text:style-name="_33_93">w</text:span><text:span text:style-name="_36_89">h</text:span><text:span text:style-name="_32_09">o</text:span><text:span text:style-name="_33_01"> </text:span><text:span text:style-name="_37_01">a</text:span><text:span text:style-name="_31_05">r</text:span><text:span text:style-name="_34_17">e</text:span><text:span text:style-name="_36_01"> </text:span><text:span text:style-name="_32_57">b</text:span><text:span text:style-name="_35_97">a</text:span><text:span text:style-name="_38_25">t</text:span><text:span text:style-name="_32_33">t</text:span><text:span text:style-name="_34_65">l</text:span><text:span text:style-name="_37_13">i</text:span><text:span text:style-name="_37_7">n</text:span><text:span text:style-name="_35_13">g</text:span><text:span text:style-name="_36_01"> </text:span><text:span text:style-name="_38_9">p</text:span><text:span text:style-name="_35_13">r</text:span><text:span text:style-name="_38_21">e</text:span><text:span text:style-name="_32_09">s</text:span><text:span text:style-name="_34_65">c</text:span><text:span text:style-name="_37_73">r</text:span><text:span text:style-name="_31_13">i</text:span><text:span text:style-name="_34_01">p</text:span><text:span text:style-name="_37_53">t</text:span><text:span text:style-name="_32_33">i</text:span><text:span text:style-name="_35_25">o</text:span><text:span text:style-name="_36_93">n</text:span><text:span text:style-name="_31_"> </text:span><text:span text:style-name="_35_69">d</text:span><text:span text:style-name="_37_17">r</text:span><text:span text:style-name="_32_25">u</text:span><text:span text:style-name="_35_61">g</text:span><text:span text:style-name="_36_01"> </text:span><text:span text:style-name="_32_57">a</text:span><text:span text:style-name="_35_57">b</text:span><text:span text:style-name="_38_61">u</text:span><text:span text:style-name="_37_7">s</text:span><text:span text:style-name="_34_73">e</text:span><text:span text:style-name="_36_01"> </text:span><text:span text:style-name="_37_7">a</text:span><text:span text:style-name="_35_85">n</text:span><text:span text:style-name="_38_97">d</text:span><text:span text:style-name="_31_"> </text:span><text:span text:style-name="_33_77">h</text:span><text:span text:style-name="_37_61">e</text:span><text:span text:style-name="_38_1">r</text:span><text:span text:style-name="_34_73">o</text:span><text:span text:style-name="_38_81">i</text:span><text:span text:style-name="_31_37">n</text:span><text:span text:style-name="_33_01"> </text:span><text:span text:style-name="_37_41">a</text:span><text:span text:style-name="_32_09">b</text:span><text:span text:style-name="_35_25">u</text:span><text:span text:style-name="_38_57">s</text:span><text:span text:style-name="_32_25">e</text:span><text:span text:style-name="_35_85">.</text:span><text:span text:style-name="_36_01"> </text:span><text:span text:style-name="_32_21">S</text:span><text:span text:style-name="_34_17">o</text:span><text:span text:style-name="_38_85">,</text:span><text:span text:style-name="_31_"> </text:span><text:span text:style-name="_34_05">w</text:span><text:span text:style-name="_38_73">h</text:span><text:span text:style-name="_32_25">o</text:span><text:span text:style-name="_33_01"> </text:span><text:span text:style-name="_38_33">k</text:span><text:span text:style-name="_31_73">n</text:span><text:span text:style-name="_34_17">o</text:span><text:span text:style-name="_38_13">w</text:span><text:span text:style-name="_31_53">s</text:span><text:span text:style-name="_35_33">,</text:span><text:span text:style-name="_36_01"> </text:span><text:span text:style-name="_31_17">w</text:span><text:span text:style-name="_33_89">e</text:span><text:span text:style-name="_36_01"> </text:span><text:span text:style-name="_31_41">m</text:span><text:span text:style-name="_33_93">i</text:span><text:span text:style-name="_36_77">g</text:span><text:span text:style-name="_32_57">h</text:span><text:span text:style-name="_35_37">t</text:span><text:span text:style-name="_36_01"> </text:span><text:span text:style-name="_31_65">s</text:span><text:span text:style-name="_35_09">u</text:span><text:span text:style-name="_36_93">r</text:span><text:span text:style-name="_31_41">p</text:span><text:span text:style-name="_35_01">r</text:span><text:span text:style-name="_36_77">i</text:span><text:span text:style-name="_32_09">s</text:span><text:span text:style-name="_35_37">e</text:span><text:span text:style-name="_36_01"> </text:span><text:span text:style-name="_32_97">t</text:span><text:span text:style-name="_35_61">h</text:span><text:span text:style-name="_37_53">e</text:span><text:span text:style-name="_31_"> </text:span><text:span text:style-name="_35_09">c</text:span><text:span text:style-name="_37_37">y</text:span><text:span text:style-name="_32_37">n</text:span><text:span text:style-name="_34_65">i</text:span><text:span text:style-name="_37_41">c</text:span><text:span text:style-name="_32_61">s</text:span><text:span text:style-name="_33_01"> </text:span><text:span text:style-name="_38_85">a</text:span><text:span text:style-name="_32_09">g</text:span><text:span text:style-name="_34_61">a</text:span><text:span text:style-name="_38_73">i</text:span><text:span text:style-name="_38_1">n</text:span><text:span text:style-name="_35_33">.</text:span></text:p>
      <text:p text:style-name="P1"><text:span text:style-name="_32_97">B</text:span><text:span text:style-name="_34_05">u</text:span><text:span text:style-name="_37_05">t</text:span><text:span text:style-name="_31_"> </text:span><text:span text:style-name="_35_09">t</text:span><text:span text:style-name="_38_97">o</text:span><text:span text:style-name="_37_7">n</text:span><text:span text:style-name="_34_61">i</text:span><text:span text:style-name="_36_81">g</text:span><text:span text:style-name="_32_85">h</text:span><text:span text:style-name="_33_81">t</text:span><text:span text:style-name="_36_89">,</text:span><text:span text:style-name="_31_"> </text:span><text:span text:style-name="_34_05">I</text:span><text:span text:style-name="_36_01"> </text:span><text:span text:style-name="_32_81">w</text:span><text:span text:style-name="_35_97">a</text:span><text:span text:style-name="_37_01">n</text:span><text:span text:style-name="_37_7">t</text:span><text:span text:style-name="_33_01"> </text:span><text:span text:style-name="_38_85">t</text:span><text:span text:style-name="_32_09">o</text:span><text:span text:style-name="_33_01"> </text:span><text:span text:style-name="_37_01">g</text:span><text:span text:style-name="_32_85">o</text:span><text:span text:style-name="_33_01"> </text:span><text:span text:style-name="_37_17">e</text:span><text:span text:style-name="_31_77">a</text:span><text:span text:style-name="_35_09">s</text:span><text:span text:style-name="_37_61">y</text:span><text:span text:style-name="_31_"> </text:span><text:span text:style-name="_34_97">o</text:span><text:span text:style-name="_37_49">n</text:span><text:span text:style-name="_31_"> </text:span><text:span text:style-name="_34_13">t</text:span><text:span text:style-name="_37_17">h</text:span><text:span text:style-name="_39_3">e</text:span><text:span text:style-name="_33_01"> </text:span><text:span text:style-name="_38_73">t</text:span><text:span text:style-name="_31_61">r</text:span><text:span text:style-name="_33_77">a</text:span><text:span text:style-name="_37_01">d</text:span><text:span text:style-name="_31_73">i</text:span><text:span text:style-name="_35_81">t</text:span><text:span text:style-name="_38_21">i</text:span><text:span text:style-name="_31_41">o</text:span><text:span text:style-name="_34_49">n</text:span><text:span text:style-name="_38_85">a</text:span><text:span text:style-name="_32_33">l</text:span><text:span text:style-name="_33_01"> </text:span><text:span text:style-name="_37_61">l</text:span><text:span text:style-name="_32_57">i</text:span><text:span text:style-name="_35_93">s</text:span><text:span text:style-name="_38_25">t</text:span><text:span text:style-name="_31_"> </text:span><text:span text:style-name="_34_17">o</text:span><text:span text:style-name="_38_21">f</text:span><text:span text:style-name="_31_"> </text:span><text:span text:style-name="_35_57">p</text:span><text:span text:style-name="_37_61">r</text:span><text:span text:style-name="_31_37">o</text:span><text:span text:style-name="_34_17">p</text:span><text:span text:style-name="_36_93">o</text:span><text:span text:style-name="_38_1">s</text:span><text:span text:style-name="_34_53">a</text:span><text:span text:style-name="_36_77">l</text:span><text:span text:style-name="_31_01">s</text:span><text:span text:style-name="_33_01"> </text:span><text:span text:style-name="_37_05">f</text:span><text:span text:style-name="_32_33">o</text:span><text:span text:style-name="_34_05">r</text:span><text:span text:style-name="_36_01"> </text:span><text:span text:style-name="_31_53">t</text:span><text:span text:style-name="_35_37">h</text:span><text:span text:style-name="_36_81">e</text:span><text:span text:style-name="_31_"> </text:span><text:span text:style-name="_35_97">y</text:span><text:span text:style-name="_37_01">e</text:span><text:span text:style-name="_31_77">a</text:span><text:span text:style-name="_34_53">r</text:span><text:span text:style-name="_36_01"> </text:span><text:span text:style-name="_31_77">a</text:span><text:span text:style-name="_34_13">h</text:span><text:span text:style-name="_37_05">e</text:span><text:span text:style-name="_37_7">a</text:span><text:span text:style-name="_35_01">d</text:span><text:span text:style-name="_38_21">.</text:span><text:span text:style-name="_31_"> </text:span><text:span text:style-name="_35_69">D</text:span><text:span text:style-name="_36_77">o</text:span><text:span text:style-name="_32_25">n</text:span><text:span text:style-name="_35_85">'</text:span><text:span text:style-name="_37_37">t</text:span><text:span text:style-name="_31_"> </text:span><text:span text:style-name="_35_73">w</text:span><text:span text:style-name="_36_77">o</text:span><text:span text:style-name="_32_09">r</text:span><text:span text:style-name="_33_77">r</text:span><text:span text:style-name="_37_97">y</text:span><text:span text:style-name="_32_81">,</text:span><text:span text:style-name="_33_01"> </text:span><text:span text:style-name="_38_01">I</text:span><text:span text:style-name="_32_69">'</text:span><text:span text:style-name="_33_81">v</text:span><text:span text:style-name="_37_01">e</text:span><text:span text:style-name="_31_"> </text:span><text:span text:style-name="_34_13">g</text:span><text:span text:style-name="_38_25">o</text:span><text:span text:style-name="_31_65">t</text:span><text:span text:style-name="_33_01"> </text:span><text:span text:style-name="_37_97">p</text:span><text:span text:style-name="_31_37">l</text:span><text:span text:style-name="_34_53">e</text:span><text:span text:style-name="_38_85">n</text:span><text:span text:style-name="_31_65">t</text:span><text:span text:style-name="_34_01">y</text:span><text:span text:style-name="_37_77">,</text:span><text:span text:style-name="_31_"> </text:span><text:span text:style-name="_33_93">f</text:span><text:span text:style-name="_37_61">r</text:span><text:span text:style-name="_37_7">o</text:span><text:span text:style-name="_34_97">m</text:span><text:span text:style-name="_36_01"> </text:span><text:span text:style-name="_37_7">h</text:span><text:span text:style-name="_35_69">e</text:span><text:span text:style-name="_36_93">l</text:span><text:span text:style-name="_32_09">p</text:span><text:span text:style-name="_35_37">i</text:span><text:span text:style-name="_38_69">n</text:span><text:span text:style-name="_38_1">g</text:span><text:span text:style-name="_33_01"> </text:span><text:span text:style-name="_36_93">s</text:span><text:span text:style-name="_37_7">t</text:span><text:span text:style-name="_34_17">u</text:span><text:span text:style-name="_37_17">d</text:span><text:span text:style-name="_31_37">e</text:span><text:span text:style-name="_35_93">n</text:span><text:span text:style-name="_38_73">t</text:span><text:span text:style-name="_32_13">s</text:span><text:span text:style-name="_33_01"> </text:span><text:span text:style-name="_36_81">l</text:span><text:span text:style-name="_32_13">e</text:span><text:span text:style-name="_35_37">a</text:span><text:span text:style-name="_37_65">r</text:span><text:span text:style-name="_38_9">n</text:span><text:span text:style-name="_33_01"> </text:span><text:span text:style-name="_38_25">t</text:span><text:span text:style-name="_31_73">o</text:span><text:span text:style-name="_33_01"> </text:span><text:span text:style-name="_38_37">w</text:span><text:span text:style-name="_32_85">r</text:span><text:span text:style-name="_33_77">i</text:span><text:span text:style-name="_36_93">t</text:span><text:span text:style-name="_31_05">e</text:span><text:span text:style-name="_33_01"> </text:span><text:span text:style-name="_37_49">c</text:span><text:span text:style-name="_32_69">o</text:span><text:span text:style-name="_34_05">m</text:span><text:span text:style-name="_38_57">p</text:span><text:span text:style-name="_31_73">u</text:span><text:span text:style-name="_33_89">t</text:span><text:span text:style-name="_38_69">e</text:span><text:span text:style-name="_31_49">r</text:span><text:span text:style-name="_33_01"> </text:span><text:span text:style-name="_38_13">c</text:span><text:span text:style-name="_32_69">o</text:span><text:span text:style-name="_35_81">d</text:span><text:span text:style-name="_36_81">e</text:span><text:span text:style-name="_31_"> </text:span><text:span text:style-name="_35_81">t</text:span><text:span text:style-name="_37_17">o</text:span><text:span text:style-name="_31_"> </text:span><text:span text:style-name="_35_37">p</text:span><text:span text:style-name="_38_33">e</text:span><text:span text:style-name="_39_3">r</text:span><text:span text:style-name="_33_77">s</text:span><text:span text:style-name="_37_77">o</text:span><text:span text:style-name="_39_3">n</text:span><text:span text:style-name="_34_37">a</text:span><text:span text:style-name="_38_25">l</text:span><text:span text:style-name="_32_09">i</text:span><text:span text:style-name="_35_73">z</text:span><text:span text:style-name="_38_33">i</text:span><text:span text:style-name="_32_25">n</text:span><text:span text:style-name="_34_73">g</text:span><text:span text:style-name="_36_01"> </text:span><text:span text:style-name="_32_97">m</text:span><text:span text:style-name="_33_81">e</text:span><text:span text:style-name="_38_33">d</text:span><text:span text:style-name="_32_97">i</text:span><text:span text:style-name="_34_73">c</text:span><text:span text:style-name="_37_17">a</text:span><text:span text:style-name="_31_97">l</text:span><text:span text:style-name="_33_01"> </text:span><text:span text:style-name="_37_73">t</text:span><text:span text:style-name="_31_97">r</text:span><text:span text:style-name="_35_69">e</text:span><text:span text:style-name="_37_01">a</text:span><text:span text:style-name="_32_37">t</text:span><text:span text:style-name="_35_01">m</text:span><text:span text:style-name="_38_97">e</text:span><text:span text:style-name="_32_21">n</text:span><text:span text:style-name="_35_97">t</text:span><text:span text:style-name="_37_97">s</text:span><text:span text:style-name="_31_"> </text:span><text:span text:style-name="_33_77">f</text:span><text:span text:style-name="_37_05">o</text:span><text:span text:style-name="_31_53">r</text:span><text:span text:style-name="_33_01"> </text:span><text:span text:style-name="_37_41">p</text:span><text:span text:style-name="_31_61">a</text:span><text:span text:style-name="_35_25">t</text:span><text:span text:style-name="_37_73">i</text:span><text:span text:style-name="_32_81">e</text:span><text:span text:style-name="_35_81">n</text:span><text:span text:style-name="_37_77">t</text:span><text:span text:style-name="_31_77">s</text:span><text:span text:style-name="_34_49">.</text:span><text:span text:style-name="_36_01"> </text:span><text:span text:style-name="_31_61">A</text:span><text:span text:style-name="_35_25">n</text:span><text:span text:style-name="_38_85">d</text:span><text:span text:style-name="_31_"> </text:span><text:span text:style-name="_34_77">I</text:span><text:span text:style-name="_36_01"> </text:span><text:span text:style-name="_31_49">w</text:span><text:span text:style-name="_35_57">i</text:span><text:span text:style-name="_37_61">l</text:span><text:span text:style-name="_31_05">l</text:span><text:span text:style-name="_33_01"> </text:span><text:span text:style-name="_38_01">k</text:span><text:span text:style-name="_31_13">e</text:span><text:span text:style-name="_34_97">e</text:span><text:span text:style-name="_36_93">p</text:span><text:span text:style-name="_31_"> </text:span><text:span text:style-name="_34_97">p</text:span><text:span text:style-name="_36_77">u</text:span><text:span text:style-name="_32_93">s</text:span><text:span text:style-name="_33_93">h</text:span><text:span text:style-name="_38_93">i</text:span><text:span text:style-name="_31_01">n</text:span><text:span text:style-name="_35_61">g</text:span><text:span text:style-name="_36_01"> </text:span><text:span text:style-name="_31_53">f</text:span><text:span text:style-name="_35_37">o</text:span><text:span text:style-name="_38_81">r</text:span><text:span text:style-name="_31_"> </text:span><text:span text:style-name="_35_73">p</text:span><text:span text:style-name="_38_09">r</text:span><text:span text:style-name="_31_53">o</text:span><text:span text:style-name="_34_17">g</text:span><text:span text:style-name="_38_33">r</text:span><text:span text:style-name="_31_05">e</text:span><text:span text:style-name="_34_13">s</text:span><text:span text:style-name="_38_69">s</text:span><text:span text:style-name="_31_"> </text:span><text:span text:style-name="_33_89">o</text:span><text:span text:style-name="_38_61">n</text:span><text:span text:style-name="_31_"> </text:span><text:span text:style-name="_34_97">t</text:span><text:span text:style-name="_37_41">h</text:span><text:span text:style-name="_32_37">e</text:span><text:span text:style-name="_33_01"> </text:span><text:span text:style-name="_38_73">w</text:span><text:span text:style-name="_31_49">o</text:span><text:span text:style-name="_34_17">r</text:span><text:span text:style-name="_38_97">k</text:span><text:span text:style-name="_31_"> </text:span><text:span text:style-name="_35_01">t</text:span><text:span text:style-name="_37_61">h</text:span><text:span text:style-name="_31_73">a</text:span><text:span text:style-name="_34_77">t</text:span><text:span text:style-name="_36_01"> </text:span><text:span text:style-name="_31_17">I</text:span><text:span text:style-name="_33_01"> </text:span><text:span text:style-name="_38_37">b</text:span><text:span text:style-name="_31_01">e</text:span><text:span text:style-name="_34_61">l</text:span><text:span text:style-name="_38_09">i</text:span><text:span text:style-name="_32_13">e</text:span><text:span text:style-name="_35_85">v</text:span><text:span text:style-name="_38_97">e</text:span><text:span text:style-name="_31_"> </text:span><text:span text:style-name="_35_97">s</text:span><text:span text:style-name="_37_01">t</text:span><text:span text:style-name="_32_93">i</text:span><text:span text:style-name="_35_93">l</text:span><text:span text:style-name="_37_65">l</text:span><text:span text:style-name="_31_"> </text:span><text:span text:style-name="_33_81">n</text:span><text:span text:style-name="_38_93">e</text:span><text:span text:style-name="_31_49">e</text:span><text:span text:style-name="_34_05">d</text:span><text:span text:style-name="_36_89">s</text:span><text:span text:style-name="_31_"> </text:span><text:span text:style-name="_33_81">t</text:span><text:span text:style-name="_38_69">o</text:span><text:span text:style-name="_31_"> </text:span><text:span text:style-name="_34_65">b</text:span><text:span text:style-name="_36_81">e</text:span><text:span text:style-name="_31_"> </text:span><text:span text:style-name="_33_89">d</text:span><text:span text:style-name="_38_93">o</text:span><text:span text:style-name="_32_25">n</text:span><text:span text:style-name="_35_37">e</text:span><text:span text:style-name="_38_25">.</text:span><text:span text:style-name="_31_"> </text:span><text:span text:style-name="_34_61">F</text:span><text:span text:style-name="_38_97">i</text:span><text:span text:style-name="_31_73">x</text:span><text:span text:style-name="_34_37">i</text:span><text:span text:style-name="_38_69">n</text:span><text:span text:style-name="_32_13">g</text:span><text:span text:style-name="_33_01"> </text:span><text:span text:style-name="_36_93">a</text:span><text:span text:style-name="_31_"> </text:span><text:span text:style-name="_35_81">b</text:span><text:span text:style-name="_37_97">r</text:span><text:span text:style-name="_31_53">o</text:span><text:span text:style-name="_35_57">k</text:span><text:span text:style-name="_37_17">e</text:span><text:span text:style-name="_38_9">n</text:span><text:span text:style-name="_33_01"> </text:span><text:span text:style-name="_37_13">i</text:span><text:span text:style-name="_32_93">m</text:span><text:span text:style-name="_34_61">m</text:span><text:span text:style-name="_37_53">i</text:span><text:span text:style-name="_32_93">g</text:span><text:span text:style-name="_34_97">r</text:span><text:span text:style-name="_37_73">a</text:span><text:span text:style-name="_32_37">t</text:span><text:span text:style-name="_33_77">i</text:span><text:span text:style-name="_37_61">o</text:span><text:span text:style-name="_31_49">n</text:span><text:span text:style-name="_33_01"> </text:span><text:span text:style-name="_38_37">s</text:span><text:span text:style-name="_32_57">y</text:span><text:span text:style-name="_35_25">s</text:span><text:span text:style-name="_37_05">t</text:span><text:span text:style-name="_31_13">e</text:span><text:span text:style-name="_34_53">m</text:span><text:span text:style-name="_37_73">.</text:span><text:span text:style-name="_31_"> </text:span><text:span text:style-name="_35_69">P</text:span><text:span text:style-name="_38_93">r</text:span><text:span text:style-name="_32_61">o</text:span><text:span text:style-name="_34_65">t</text:span><text:span text:style-name="_37_13">e</text:span><text:span text:style-name="_38_9">c</text:span><text:span text:style-name="_34_01">t</text:span><text:span text:style-name="_38_25">i</text:span><text:span text:style-name="_32_25">n</text:span><text:span text:style-name="_35_85">g</text:span><text:span text:style-name="_36_01"> </text:span><text:span text:style-name="_32_61">o</text:span><text:span text:style-name="_35_93">u</text:span><text:span text:style-name="_37_13">r</text:span><text:span text:style-name="_31_"> </text:span><text:span text:style-name="_34_73">k</text:span><text:span text:style-name="_38_57">i</text:span><text:span text:style-name="_32_13">d</text:span><text:span text:style-name="_34_65">s</text:span><text:span text:style-name="_36_01"> </text:span><text:span text:style-name="_31_01">f</text:span><text:span text:style-name="_34_41">r</text:span><text:span text:style-name="_38_69">o</text:span><text:span text:style-name="_31_53">m</text:span><text:span text:style-name="_33_01"> </text:span><text:span text:style-name="_37_17">g</text:span><text:span text:style-name="_31_37">u</text:span><text:span text:style-name="_34_77">n</text:span><text:span text:style-name="_36_01"> </text:span><text:span text:style-name="_38_9">v</text:span><text:span text:style-name="_35_09">i</text:span><text:span text:style-name="_36_93">o</text:span><text:span text:style-name="_32_37">l</text:span><text:span text:style-name="_34_49">e</text:span><text:span text:style-name="_37_41">n</text:span><text:span text:style-name="_32_85">c</text:span><text:span text:style-name="_35_01">e</text:span><text:span text:style-name="_37_41">.</text:span><text:span text:style-name="_31_"> </text:span><text:span text:style-name="_33_93">E</text:span><text:span text:style-name="_37_73">q</text:span><text:span text:style-name="_31_61">u</text:span><text:span text:style-name="_33_77">a</text:span><text:span text:style-name="_37_61">l</text:span><text:span text:style-name="_31_"> </text:span><text:span text:style-name="_35_85">p</text:span><text:span text:style-name="_38_61">a</text:span><text:span text:style-name="_32_57">y</text:span><text:span text:style-name="_33_01"> </text:span><text:span text:style-name="_37_73">f</text:span><text:span text:style-name="_32_97">o</text:span><text:span text:style-name="_35_33">r</text:span><text:span text:style-name="_36_01"> </text:span><text:span text:style-name="_31_01">e</text:span><text:span text:style-name="_35_81">q</text:span><text:span text:style-name="_36_93">u</text:span><text:span text:style-name="_31_53">a</text:span><text:span text:style-name="_34_49">l</text:span><text:span text:style-name="_36_01"> </text:span><text:span text:style-name="_32_57">w</text:span><text:span text:style-name="_35_61">o</text:span><text:span text:style-name="_36_81">r</text:span><text:span text:style-name="_31_61">k</text:span><text:span text:style-name="_33_77">.</text:span><text:span text:style-name="_36_01"> </text:span><text:span text:style-name="_31_13">P</text:span><text:span text:style-name="_34_49">a</text:span><text:span text:style-name="_37_77">i</text:span><text:span text:style-name="_38_1">d</text:span><text:span text:style-name="_33_01"> </text:span><text:span text:style-name="_36_93">l</text:span><text:span text:style-name="_32_93">e</text:span><text:span text:style-name="_35_57">a</text:span><text:span text:style-name="_37_61">v</text:span><text:span text:style-name="_39_3">e</text:span><text:span text:style-name="_33_81">.</text:span><text:span text:style-name="_36_01"> </text:span><text:span text:style-name="_31_"><text:s/></text:span><text:span text:style-name="_35_57">R</text:span><text:span text:style-name="_37_01">a</text:span><text:span text:style-name="_31_73">i</text:span><text:span text:style-name="_35_37">s</text:span><text:span text:style-name="_38_09">i</text:span><text:span text:style-name="_31_97">n</text:span><text:span text:style-name="_33_77">g</text:span><text:span text:style-name="_36_01"> </text:span><text:span text:style-name="_31_49">t</text:span><text:span text:style-name="_35_61">h</text:span><text:span text:style-name="_37_37">e</text:span><text:span text:style-name="_31_"> </text:span><text:span text:style-name="_34_41">m</text:span><text:span text:style-name="_38_93">i</text:span><text:span text:style-name="_32_57">n</text:span><text:span text:style-name="_34_61">i</text:span><text:span text:style-name="_38_81">m</text:span><text:span text:style-name="_31_77">u</text:span><text:span text:style-name="_34_53">m</text:span><text:span text:style-name="_36_01"> </text:span><text:span text:style-name="_31_77">w</text:span><text:span text:style-name="_34_65">a</text:span><text:span text:style-name="_38_13">g</text:span><text:span text:style-name="_32_85">e</text:span><text:span text:style-name="_34_77">.</text:span><text:span text:style-name="_36_01"> </text:span><text:span text:style-name="_32_69">A</text:span><text:span text:style-name="_35_21">l</text:span><text:span text:style-name="_36_93">l</text:span><text:span text:style-name="_31_"> </text:span><text:span text:style-name="_34_01">t</text:span><text:span text:style-name="_37_17">h</text:span><text:span text:style-name="_32_13">e</text:span><text:span text:style-name="_35_13">s</text:span><text:span text:style-name="_37_53">e</text:span><text:span text:style-name="_31_"> </text:span><text:span text:style-name="_34_97">t</text:span><text:span text:style-name="_38_09">h</text:span><text:span text:style-name="_31_73">i</text:span><text:span text:style-name="_34_73">n</text:span><text:span text:style-name="_37_61">g</text:span><text:span text:style-name="_32_09">s</text:span><text:span text:style-name="_33_01"> </text:span><text:span text:style-name="_37_41">s</text:span><text:span text:style-name="_31_05">t</text:span><text:span text:style-name="_34_05">i</text:span><text:span text:style-name="_38_09">l</text:span><text:span text:style-name="_32_33">l</text:span><text:span text:style-name="_33_01"> </text:span><text:span text:style-name="_38_57">m</text:span><text:span text:style-name="_32_73">a</text:span><text:span text:style-name="_33_89">t</text:span><text:span text:style-name="_37_77">t</text:span><text:span text:style-name="_32_57">e</text:span><text:span text:style-name="_33_93">r</text:span><text:span text:style-name="_36_01"> </text:span><text:span text:style-name="_31_73">t</text:span><text:span text:style-name="_35_85">o</text:span><text:span text:style-name="_36_01"> </text:span><text:span text:style-name="_31_49">h</text:span><text:span text:style-name="_35_61">a</text:span><text:span text:style-name="_37_37">r</text:span><text:span text:style-name="_32_85">d</text:span><text:span text:style-name="_35_57">w</text:span><text:span text:style-name="_37_05">o</text:span><text:span text:style-name="_32_25">r</text:span><text:span text:style-name="_34_49">k</text:span><text:span text:style-name="_37_49">i</text:span><text:span text:style-name="_31_53">n</text:span><text:span text:style-name="_34_61">g</text:span><text:span text:style-name="_36_01"> </text:span><text:span text:style-name="_32_73">f</text:span><text:span text:style-name="_34_97">a</text:span><text:span text:style-name="_38_61">m</text:span><text:span text:style-name="_32_25">i</text:span><text:span text:style-name="_35_37">l</text:span><text:span text:style-name="_38_93">i</text:span><text:span text:style-name="_32_73">e</text:span><text:span text:style-name="_35_21">s</text:span><text:span text:style-name="_37_73">.</text:span><text:span text:style-name="_31_"> </text:span><text:span text:style-name="_35_21">T</text:span><text:span text:style-name="_37_01">h</text:span><text:span text:style-name="_31_65">e</text:span><text:span text:style-name="_34_17">y</text:span><text:span text:style-name="_36_81">'</text:span><text:span text:style-name="_32_25">r</text:span><text:span text:style-name="_35_85">e</text:span><text:span text:style-name="_36_01"> </text:span><text:span text:style-name="_31_65">s</text:span><text:span text:style-name="_35_33">t</text:span><text:span text:style-name="_38_97">i</text:span><text:span text:style-name="_32_61">l</text:span><text:span text:style-name="_34_61">l</text:span><text:span text:style-name="_36_01"> </text:span><text:span text:style-name="_31_05">t</text:span><text:span text:style-name="_33_81">h</text:span><text:span text:style-name="_38_25">e</text:span><text:span text:style-name="_31_"> </text:span><text:span text:style-name="_35_85">r</text:span><text:span text:style-name="_37_73">i</text:span><text:span text:style-name="_32_13">g</text:span><text:span text:style-name="_35_37">h</text:span><text:span text:style-name="_37_37">t</text:span><text:span text:style-name="_31_"> </text:span><text:span text:style-name="_35_69">t</text:span><text:span text:style-name="_36_81">h</text:span><text:span text:style-name="_31_05">i</text:span><text:span text:style-name="_35_69">n</text:span><text:span text:style-name="_38_01">g</text:span><text:span text:style-name="_31_"> </text:span><text:span text:style-name="_34_97">t</text:span><text:span text:style-name="_37_97">o</text:span><text:span text:style-name="_31_"> </text:span><text:span text:style-name="_33_81">d</text:span><text:span text:style-name="_37_97">o</text:span><text:span text:style-name="_32_13">.</text:span><text:span text:style-name="_33_01"> </text:span><text:span text:style-name="_37_41">A</text:span><text:span text:style-name="_31_77">n</text:span><text:span text:style-name="_35_61">d</text:span><text:span text:style-name="_36_01"> </text:span><text:span text:style-name="_32_81">I</text:span><text:span text:style-name="_33_01"> </text:span><text:span text:style-name="_38_97">w</text:span><text:span text:style-name="_31_13">o</text:span><text:span text:style-name="_34_37">n</text:span><text:span text:style-name="_37_97">'</text:span><text:span text:style-name="_32_33">t</text:span><text:span text:style-name="_33_01"> </text:span><text:span text:style-name="_38_33">l</text:span><text:span text:style-name="_32_61">e</text:span><text:span text:style-name="_34_49">t</text:span><text:span text:style-name="_36_01"> </text:span><text:span text:style-name="_31_65">u</text:span><text:span text:style-name="_35_57">p</text:span><text:span text:style-name="_36_01"> </text:span><text:span text:style-name="_32_09">u</text:span><text:span text:style-name="_34_13">n</text:span><text:span text:style-name="_37_73">t</text:span><text:span text:style-name="_31_05">i</text:span><text:span text:style-name="_35_85">l</text:span><text:span text:style-name="_36_01"> </text:span><text:span text:style-name="_38_1">t</text:span><text:span text:style-name="_34_61">h</text:span><text:span text:style-name="_37_97">e</text:span><text:span text:style-name="_32_33">y</text:span><text:span text:style-name="_33_01"> </text:span><text:span text:style-name="_37_17">g</text:span><text:span text:style-name="_38_9">e</text:span><text:span text:style-name="_35_57">t</text:span><text:span text:style-name="_36_01"> </text:span><text:span text:style-name="_32_09">d</text:span><text:span text:style-name="_34_13">o</text:span><text:span text:style-name="_38_37">n</text:span><text:span text:style-name="_32_85">e</text:span><text:span text:style-name="_35_25">.</text:span></text:p>
      <text:p text:style-name="P1"><text:span text:style-name="_31_97">B</text:span><text:span text:style-name="_34_13">u</text:span><text:span text:style-name="_38_37">t</text:span><text:span text:style-name="_31_"> </text:span><text:span text:style-name="_34_05">f</text:span><text:span text:style-name="_37_13">o</text:span><text:span text:style-name="_32_01">r</text:span><text:span text:style-name="_33_01"> </text:span><text:span text:style-name="_36_89">m</text:span><text:span text:style-name="_31_13">y</text:span><text:span text:style-name="_33_01"> </text:span><text:span text:style-name="_37_17">f</text:span><text:span text:style-name="_32_33">i</text:span><text:span text:style-name="_34_53">n</text:span><text:span text:style-name="_38_57">a</text:span><text:span text:style-name="_32_13">l</text:span><text:span text:style-name="_33_01"> </text:span><text:span text:style-name="_38_61">a</text:span><text:span text:style-name="_31_41">d</text:span><text:span text:style-name="_33_89">d</text:span><text:span text:style-name="_37_05">r</text:span><text:span text:style-name="_32_21">e</text:span><text:span text:style-name="_33_89">s</text:span><text:span text:style-name="_37_41">s</text:span><text:span text:style-name="_31_"> </text:span><text:span text:style-name="_34_17">t</text:span><text:span text:style-name="_37_41">o</text:span><text:span text:style-name="_31_"> </text:span><text:span text:style-name="_33_77">t</text:span><text:span text:style-name="_37_13">h</text:span><text:span text:style-name="_31_77">i</text:span><text:span text:style-name="_34_05">s</text:span><text:span text:style-name="_36_01"> </text:span><text:span text:style-name="_31_41">c</text:span><text:span text:style-name="_33_93">h</text:span><text:span text:style-name="_37_41">a</text:span><text:span text:style-name="_31_37">m</text:span><text:span text:style-name="_34_17">b</text:span><text:span text:style-name="_37_97">e</text:span><text:span text:style-name="_39_3">r</text:span><text:span text:style-name="_35_33">,</text:span><text:span text:style-name="_36_01"> </text:span><text:span text:style-name="_32_33">I</text:span><text:span text:style-name="_33_01"> </text:span><text:span text:style-name="_37_37">d</text:span><text:span text:style-name="_31_01">o</text:span><text:span text:style-name="_35_97">n</text:span><text:span text:style-name="_37_97">'</text:span><text:span text:style-name="_31_05">t</text:span><text:span text:style-name="_33_01"> </text:span><text:span text:style-name="_38_33">w</text:span><text:span text:style-name="_31_37">a</text:span><text:span text:style-name="_35_01">n</text:span><text:span text:style-name="_37_13">t</text:span><text:span text:style-name="_31_"> </text:span><text:span text:style-name="_33_81">t</text:span><text:span text:style-name="_38_21">o</text:span><text:span text:style-name="_31_"> </text:span><text:span text:style-name="_35_85">j</text:span><text:span text:style-name="_36_93">u</text:span><text:span text:style-name="_32_97">s</text:span><text:span text:style-name="_35_81">t</text:span><text:span text:style-name="_36_01"> </text:span><text:span text:style-name="_37_7">t</text:span><text:span text:style-name="_34_01">a</text:span><text:span text:style-name="_38_21">l</text:span><text:span text:style-name="_32_97">k</text:span><text:span text:style-name="_33_01"> </text:span><text:span text:style-name="_37_41">a</text:span><text:span text:style-name="_31_37">b</text:span><text:span text:style-name="_34_77">o</text:span><text:span text:style-name="_37_37">u</text:span><text:span text:style-name="_32_73">t</text:span><text:span text:style-name="_33_01"> </text:span><text:span text:style-name="_38_33">n</text:span><text:span text:style-name="_31_73">e</text:span><text:span text:style-name="_34_73">x</text:span><text:span text:style-name="_37_53">t</text:span><text:span text:style-name="_31_"> </text:span><text:span text:style-name="_34_01">y</text:span><text:span text:style-name="_37_77">e</text:span><text:span text:style-name="_32_09">a</text:span><text:span text:style-name="_33_89">r</text:span><text:span text:style-name="_37_05">.</text:span><text:span text:style-name="_31_"> </text:span><text:span text:style-name="_35_09">I</text:span><text:span text:style-name="_36_01"> </text:span><text:span text:style-name="_32_61">w</text:span><text:span text:style-name="_34_37">a</text:span><text:span text:style-name="_36_81">n</text:span><text:span text:style-name="_31_05">t</text:span><text:span text:style-name="_33_01"> </text:span><text:span text:style-name="_36_89">t</text:span><text:span text:style-name="_31_41">o</text:span><text:span text:style-name="_33_01"> </text:span><text:span text:style-name="_37_49">f</text:span><text:span text:style-name="_37_7">o</text:span><text:span text:style-name="_34_53">c</text:span><text:span text:style-name="_38_61">u</text:span><text:span text:style-name="_32_69">s</text:span><text:span text:style-name="_33_01"> </text:span><text:span text:style-name="_37_61">o</text:span><text:span text:style-name="_32_09">n</text:span><text:span text:style-name="_33_01"> </text:span><text:span text:style-name="_38_33">t</text:span><text:span text:style-name="_31_97">h</text:span><text:span text:style-name="_34_37">e</text:span><text:span text:style-name="_36_01"> </text:span><text:span text:style-name="_38_9">n</text:span><text:span text:style-name="_35_61">e</text:span><text:span text:style-name="_37_17">x</text:span><text:span text:style-name="_31_37">t</text:span><text:span text:style-name="_33_01"> </text:span><text:span text:style-name="_38_33">f</text:span><text:span text:style-name="_32_93">i</text:span><text:span text:style-name="_34_77">v</text:span><text:span text:style-name="_37_13">e</text:span><text:span text:style-name="_31_"> </text:span><text:span text:style-name="_34_49">y</text:span><text:span text:style-name="_38_85">e</text:span><text:span text:style-name="_39_3">a</text:span><text:span text:style-name="_33_77">r</text:span><text:span text:style-name="_38_21">s</text:span><text:span text:style-name="_32_73">,</text:span><text:span text:style-name="_33_01"> </text:span><text:span text:style-name="_36_77">t</text:span><text:span text:style-name="_31_17">h</text:span><text:span text:style-name="_34_41">e</text:span><text:span text:style-name="_36_01"> </text:span><text:span text:style-name="_31_61">n</text:span><text:span text:style-name="_35_97">e</text:span><text:span text:style-name="_38_25">x</text:span><text:span text:style-name="_31_01">t</text:span><text:span text:style-name="_33_01"> </text:span><text:span text:style-name="_36_81">1</text:span><text:span text:style-name="_31_01">0</text:span><text:span text:style-name="_33_01"> </text:span><text:span text:style-name="_37_97">y</text:span><text:span text:style-name="_31_53">e</text:span><text:span text:style-name="_35_25">a</text:span><text:span text:style-name="_38_21">r</text:span><text:span text:style-name="_32_61">s</text:span><text:span text:style-name="_34_01">,</text:span><text:span text:style-name="_36_01"> </text:span><text:span text:style-name="_32_97">a</text:span><text:span text:style-name="_34_61">n</text:span><text:span text:style-name="_38_57">d</text:span><text:span text:style-name="_31_"> </text:span><text:span text:style-name="_33_81">b</text:span><text:span text:style-name="_37_17">e</text:span><text:span text:style-name="_37_7">y</text:span><text:span text:style-name="_35_81">o</text:span><text:span text:style-name="_38_69">n</text:span><text:span text:style-name="_32_81">d</text:span><text:span text:style-name="_35_01">.</text:span><text:span text:style-name="_36_01"> </text:span><text:span text:style-name="_32_33">I</text:span><text:span text:style-name="_33_01"> </text:span><text:span text:style-name="_38_73">w</text:span><text:span text:style-name="_31_13">a</text:span><text:span text:style-name="_34_97">n</text:span><text:span text:style-name="_38_13">t</text:span><text:span text:style-name="_31_"> </text:span><text:span text:style-name="_34_01">t</text:span><text:span text:style-name="_37_37">o</text:span><text:span text:style-name="_31_"> </text:span><text:span text:style-name="_35_33">f</text:span><text:span text:style-name="_37_05">o</text:span><text:span text:style-name="_31_49">c</text:span><text:span text:style-name="_35_69">u</text:span><text:span text:style-name="_38_73">s</text:span><text:span text:style-name="_31_"> </text:span><text:span text:style-name="_34_37">o</text:span><text:span text:style-name="_38_61">n</text:span><text:span text:style-name="_31_"> </text:span><text:span text:style-name="_35_25">o</text:span><text:span text:style-name="_37_53">u</text:span><text:span text:style-name="_32_21">r</text:span><text:span text:style-name="_33_01"> </text:span><text:span text:style-name="_36_77">f</text:span><text:span text:style-name="_32_61">u</text:span><text:span text:style-name="_34_97">t</text:span><text:span text:style-name="_38_93">u</text:span><text:span text:style-name="_32_69">r</text:span><text:span text:style-name="_35_21">e</text:span><text:span text:style-name="_38_09">.</text:span></text:p>
      <text:p text:style-name="P1"><text:span text:style-name="_32_93">W</text:span><text:span text:style-name="_35_01">e</text:span><text:span text:style-name="_36_01"> </text:span><text:span text:style-name="_31_37">l</text:span><text:span text:style-name="_34_17">i</text:span><text:span text:style-name="_36_81">v</text:span><text:span text:style-name="_32_57">e</text:span><text:span text:style-name="_33_01"> </text:span><text:span text:style-name="_37_17">i</text:span><text:span text:style-name="_31_01">n</text:span><text:span text:style-name="_33_01"> </text:span><text:span text:style-name="_38_85">a</text:span><text:span text:style-name="_31_"> </text:span><text:span text:style-name="_34_13">t</text:span><text:span text:style-name="_38_57">i</text:span><text:span text:style-name="_31_77">m</text:span><text:span text:style-name="_34_37">e</text:span><text:span text:style-name="_36_01"> </text:span><text:span text:style-name="_32_73">o</text:span><text:span text:style-name="_35_25">f</text:span><text:span text:style-name="_36_01"> </text:span><text:span text:style-name="_31_05">e</text:span><text:span text:style-name="_33_93">x</text:span><text:span text:style-name="_37_53">t</text:span><text:span text:style-name="_31_49">r</text:span><text:span text:style-name="_35_13">a</text:span><text:span text:style-name="_38_93">o</text:span><text:span text:style-name="_32_13">r</text:span><text:span text:style-name="_34_77">d</text:span><text:span text:style-name="_38_85">i</text:span><text:span text:style-name="_31_53">n</text:span><text:span text:style-name="_35_09">a</text:span><text:span text:style-name="_38_57">r</text:span><text:span text:style-name="_32_01">y</text:span><text:span text:style-name="_33_01"> </text:span><text:span text:style-name="_38_09">c</text:span><text:span text:style-name="_32_97">h</text:span><text:span text:style-name="_35_93">a</text:span><text:span text:style-name="_37_77">n</text:span><text:span text:style-name="_32_93">g</text:span><text:span text:style-name="_35_21">e</text:span><text:span text:style-name="_36_01"> --</text:span><text:span text:style-name="_31_"> </text:span><text:span text:style-name="_35_37">c</text:span><text:span text:style-name="_38_33">h</text:span><text:span text:style-name="_32_93">a</text:span><text:span text:style-name="_34_05">n</text:span><text:span text:style-name="_38_37">g</text:span><text:span text:style-name="_32_93">e</text:span><text:span text:style-name="_33_01"> </text:span><text:span text:style-name="_38_97">t</text:span><text:span text:style-name="_32_61">h</text:span><text:span text:style-name="_34_73">a</text:span><text:span text:style-name="_38_85">t</text:span><text:span text:style-name="_32_01">'</text:span><text:span text:style-name="_35_81">s</text:span><text:span text:style-name="_36_01"> </text:span><text:span text:style-name="_32_73">r</text:span><text:span text:style-name="_35_13">e</text:span><text:span text:style-name="_37_49">s</text:span><text:span text:style-name="_31_05">h</text:span><text:span text:style-name="_34_49">a</text:span><text:span text:style-name="_36_89">p</text:span><text:span text:style-name="_31_97">i</text:span><text:span text:style-name="_33_93">n</text:span><text:span text:style-name="_38_33">g</text:span><text:span text:style-name="_31_"> </text:span><text:span text:style-name="_34_13">t</text:span><text:span text:style-name="_38_57">h</text:span><text:span text:style-name="_32_01">e</text:span><text:span text:style-name="_33_01"> </text:span><text:span text:style-name="_38_61">w</text:span><text:span text:style-name="_31_37">a</text:span><text:span text:style-name="_35_97">y</text:span><text:span text:style-name="_36_01"> </text:span><text:span text:style-name="_31_97">w</text:span><text:span text:style-name="_34_37">e</text:span><text:span text:style-name="_36_01"> </text:span><text:span text:style-name="_32_81">l</text:span><text:span text:style-name="_35_57">i</text:span><text:span text:style-name="_37_01">v</text:span><text:span text:style-name="_31_73">e</text:span><text:span text:style-name="_34_73">,</text:span><text:span text:style-name="_36_01"> </text:span><text:span text:style-name="_31_01">t</text:span><text:span text:style-name="_34_97">h</text:span><text:span text:style-name="_37_13">e</text:span><text:span text:style-name="_31_"> </text:span><text:span text:style-name="_35_37">w</text:span><text:span text:style-name="_38_01">a</text:span><text:span text:style-name="_31_53">y</text:span><text:span text:style-name="_33_01"> </text:span><text:span text:style-name="_37_49">w</text:span><text:span text:style-name="_31_13">e</text:span><text:span text:style-name="_33_01"> </text:span><text:span text:style-name="_37_61">w</text:span><text:span text:style-name="_31_49">o</text:span><text:span text:style-name="_35_81">r</text:span><text:span text:style-name="_38_09">k</text:span><text:span text:style-name="_32_81">,</text:span><text:span text:style-name="_33_01"> </text:span><text:span text:style-name="_38_37">o</text:span><text:span text:style-name="_31_13">u</text:span><text:span text:style-name="_35_97">r</text:span><text:span text:style-name="_36_01"> </text:span><text:span text:style-name="_32_13">p</text:span><text:span text:style-name="_34_41">l</text:span><text:span text:style-name="_37_01">a</text:span><text:span text:style-name="_32_61">n</text:span><text:span text:style-name="_35_61">e</text:span><text:span text:style-name="_38_81">t</text:span><text:span text:style-name="_31_65">,</text:span><text:span text:style-name="_33_01"> </text:span><text:span text:style-name="_37_13">o</text:span><text:span text:style-name="_32_73">u</text:span><text:span text:style-name="_35_01">r</text:span><text:span text:style-name="_36_01"> </text:span><text:span text:style-name="_31_73">p</text:span><text:span text:style-name="_35_37">l</text:span><text:span text:style-name="_37_73">a</text:span><text:span text:style-name="_31_65">c</text:span><text:span text:style-name="_34_05">e</text:span><text:span text:style-name="_36_01"> </text:span><text:span text:style-name="_32_01">i</text:span><text:span text:style-name="_34_61">n</text:span><text:span text:style-name="_36_01"> </text:span><text:span text:style-name="_31_65">t</text:span><text:span text:style-name="_34_61">h</text:span><text:span text:style-name="_37_01">e</text:span><text:span text:style-name="_31_"> </text:span><text:span text:style-name="_34_41">w</text:span><text:span text:style-name="_38_37">o</text:span><text:span text:style-name="_31_73">r</text:span><text:span text:style-name="_35_13">l</text:span><text:span text:style-name="_36_89">d</text:span><text:span text:style-name="_32_13">.</text:span><text:span text:style-name="_33_01"> </text:span><text:span text:style-name="_36_89">I</text:span><text:span text:style-name="_32_85">t</text:span><text:span text:style-name="_34_73">'</text:span><text:span text:style-name="_37_73">s</text:span><text:span text:style-name="_31_"> </text:span><text:span text:style-name="_35_21">c</text:span><text:span text:style-name="_36_93">h</text:span><text:span text:style-name="_37_7">a</text:span><text:span text:style-name="_35_85">n</text:span><text:span text:style-name="_37_01">g</text:span><text:span text:style-name="_31_01">e</text:span><text:span text:style-name="_33_01"> </text:span><text:span text:style-name="_37_17">t</text:span><text:span text:style-name="_31_73">h</text:span><text:span text:style-name="_35_21">a</text:span><text:span text:style-name="_38_09">t</text:span><text:span text:style-name="_31_"> </text:span><text:span text:style-name="_33_81">p</text:span><text:span text:style-name="_37_73">r</text:span><text:span text:style-name="_31_73">o</text:span><text:span text:style-name="_34_01">m</text:span><text:span text:style-name="_38_01">i</text:span><text:span text:style-name="_38_9">s</text:span><text:span text:style-name="_35_81">e</text:span><text:span text:style-name="_38_73">s</text:span><text:span text:style-name="_31_"> </text:span><text:span text:style-name="_34_53">a</text:span><text:span text:style-name="_38_37">m</text:span><text:span text:style-name="_31_01">a</text:span><text:span text:style-name="_35_97">z</text:span><text:span text:style-name="_37_17">i</text:span><text:span text:style-name="_32_73">n</text:span><text:span text:style-name="_35_97">g</text:span><text:span text:style-name="_36_01"> </text:span><text:span text:style-name="_31_97">m</text:span><text:span text:style-name="_35_97">e</text:span><text:span text:style-name="_38_37">d</text:span><text:span text:style-name="_38_1">i</text:span><text:span text:style-name="_35_73">c</text:span><text:span text:style-name="_37_37">a</text:span><text:span text:style-name="_31_97">l</text:span><text:span text:style-name="_33_01"> </text:span><text:span text:style-name="_36_93">b</text:span><text:span text:style-name="_32_85">r</text:span><text:span text:style-name="_34_05">e</text:span><text:span text:style-name="_38_25">a</text:span><text:span text:style-name="_32_97">k</text:span><text:span text:style-name="_35_25">t</text:span><text:span text:style-name="_38_13">h</text:span><text:span text:style-name="_32_57">r</text:span><text:span text:style-name="_34_17">o</text:span><text:span text:style-name="_37_65">u</text:span><text:span text:style-name="_32_81">g</text:span><text:span text:style-name="_35_33">h</text:span><text:span text:style-name="_37_73">s</text:span><text:span text:style-name="_32_81">,</text:span><text:span text:style-name="_33_01"> </text:span><text:span text:style-name="_38_73">b</text:span><text:span text:style-name="_39_3">u</text:span><text:span text:style-name="_34_01">t</text:span><text:span text:style-name="_36_01"> </text:span><text:span text:style-name="_32_69">a</text:span><text:span text:style-name="_35_37">l</text:span><text:span text:style-name="_36_93">s</text:span><text:span text:style-name="_32_97">o</text:span><text:span text:style-name="_33_01"> </text:span><text:span text:style-name="_38_73">e</text:span><text:span text:style-name="_31_97">c</text:span><text:span text:style-name="_34_13">o</text:span><text:span text:style-name="_38_01">n</text:span><text:span text:style-name="_31_61">o</text:span><text:span text:style-name="_33_81">m</text:span><text:span text:style-name="_38_21">i</text:span><text:span text:style-name="_32_21">c</text:span><text:span text:style-name="_33_01"> </text:span><text:span text:style-name="_38_97">d</text:span><text:span text:style-name="_32_81">i</text:span><text:span text:style-name="_34_17">s</text:span><text:span text:style-name="_37_53">r</text:span><text:span text:style-name="_32_93">u</text:span><text:span text:style-name="_34_97">p</text:span><text:span text:style-name="_38_01">t</text:span><text:span text:style-name="_31_77">i</text:span><text:span text:style-name="_34_41">o</text:span><text:span text:style-name="_38_69">n</text:span><text:span text:style-name="_32_01">s</text:span><text:span text:style-name="_33_01"> </text:span><text:span text:style-name="_38_01">t</text:span><text:span text:style-name="_31_65">h</text:span><text:span text:style-name="_35_01">a</text:span><text:span text:style-name="_37_77">t</text:span><text:span text:style-name="_31_"> </text:span><text:span text:style-name="_33_77">s</text:span><text:span text:style-name="_37_17">t</text:span><text:span text:style-name="_31_41">r</text:span><text:span text:style-name="_34_53">a</text:span><text:span text:style-name="_37_97">i</text:span><text:span text:style-name="_31_73">n</text:span><text:span text:style-name="_33_01"> </text:span><text:span text:style-name="_38_37">w</text:span><text:span text:style-name="_32_57">o</text:span><text:span text:style-name="_35_09">r</text:span><text:span text:style-name="_38_97">k</text:span><text:span text:style-name="_31_61">i</text:span><text:span text:style-name="_34_49">n</text:span><text:span text:style-name="_37_01">g</text:span><text:span text:style-name="_31_"> </text:span><text:span text:style-name="_33_81">f</text:span><text:span text:style-name="_37_41">a</text:span><text:span text:style-name="_32_69">m</text:span><text:span text:style-name="_33_81">i</text:span><text:span text:style-name="_38_81">l</text:span><text:span text:style-name="_38_9">i</text:span><text:span text:style-name="_35_69">e</text:span><text:span text:style-name="_38_13">s</text:span><text:span text:style-name="_31_53">.</text:span><text:span text:style-name="_33_01"> </text:span><text:span text:style-name="_37_73">I</text:span><text:span text:style-name="_32_69">t</text:span><text:span text:style-name="_33_01"> </text:span><text:span text:style-name="_38_85">p</text:span><text:span text:style-name="_32_13">r</text:span><text:span text:style-name="_35_21">o</text:span><text:span text:style-name="_38_69">m</text:span><text:span text:style-name="_31_65">i</text:span><text:span text:style-name="_35_57">s</text:span><text:span text:style-name="_38_61">e</text:span><text:span text:style-name="_31_17">s</text:span><text:span text:style-name="_33_01"> </text:span><text:span text:style-name="_38_25">e</text:span><text:span text:style-name="_38_1">d</text:span><text:span text:style-name="_35_25">u</text:span><text:span text:style-name="_38_13">c</text:span><text:span text:style-name="_32_25">a</text:span><text:span text:style-name="_33_77">t</text:span><text:span text:style-name="_37_05">i</text:span><text:span text:style-name="_32_57">o</text:span><text:span text:style-name="_35_81">n</text:span><text:span text:style-name="_36_01"> </text:span><text:span text:style-name="_32_37">f</text:span><text:span text:style-name="_35_85">o</text:span><text:span text:style-name="_36_93">r</text:span><text:span text:style-name="_31_"> </text:span><text:span text:style-name="_35_97">g</text:span><text:span text:style-name="_38_61">i</text:span><text:span text:style-name="_32_57">r</text:span><text:span text:style-name="_35_97">l</text:span><text:span text:style-name="_36_77">s</text:span><text:span text:style-name="_31_"> </text:span><text:span text:style-name="_33_77">i</text:span><text:span text:style-name="_37_77">n</text:span><text:span text:style-name="_31_"> </text:span><text:span text:style-name="_34_05">t</text:span><text:span text:style-name="_38_61">h</text:span><text:span text:style-name="_31_37">e</text:span><text:span text:style-name="_33_01"> </text:span><text:span text:style-name="_38_69">m</text:span><text:span text:style-name="_39_3">o</text:span><text:span text:style-name="_34_65">s</text:span><text:span text:style-name="_38_85">t</text:span><text:span text:style-name="_31_"> </text:span><text:span text:style-name="_34_61">r</text:span><text:span text:style-name="_37_41">e</text:span><text:span text:style-name="_31_37">m</text:span><text:span text:style-name="_35_01">o</text:span><text:span text:style-name="_37_17">t</text:span><text:span text:style-name="_32_85">e</text:span><text:span text:style-name="_33_01"> </text:span><text:span text:style-name="_38_21">v</text:span><text:span text:style-name="_31_05">i</text:span><text:span text:style-name="_35_85">l</text:span><text:span text:style-name="_37_61">l</text:span><text:span text:style-name="_32_37">a</text:span><text:span text:style-name="_34_65">g</text:span><text:span text:style-name="_38_37">e</text:span><text:span text:style-name="_32_01">s</text:span><text:span text:style-name="_34_41">,</text:span><text:span text:style-name="_36_01"> </text:span><text:span text:style-name="_31_53">b</text:span><text:span text:style-name="_35_97">u</text:span><text:span text:style-name="_36_77">t</text:span><text:span text:style-name="_31_"> </text:span><text:span text:style-name="_34_77">a</text:span><text:span text:style-name="_38_61">l</text:span><text:span text:style-name="_31_97">s</text:span><text:span text:style-name="_35_33">o</text:span><text:span text:style-name="_36_01"> </text:span><text:span text:style-name="_32_01">c</text:span><text:span text:style-name="_35_09">o</text:span><text:span text:style-name="_36_81">n</text:span><text:span text:style-name="_37_7">n</text:span><text:span text:style-name="_35_37">e</text:span><text:span text:style-name="_38_13">c</text:span><text:span text:style-name="_32_69">t</text:span><text:span text:style-name="_35_61">s</text:span><text:span text:style-name="_36_01"> </text:span><text:span text:style-name="_31_73">t</text:span><text:span text:style-name="_33_81">e</text:span><text:span text:style-name="_37_17">r</text:span><text:span text:style-name="_31_17">r</text:span><text:span text:style-name="_34_61">o</text:span><text:span text:style-name="_38_01">r</text:span><text:span text:style-name="_31_77">i</text:span><text:span text:style-name="_34_37">s</text:span><text:span text:style-name="_38_73">t</text:span><text:span text:style-name="_32_25">s</text:span><text:span text:style-name="_33_01"> </text:span><text:span text:style-name="_38_01">p</text:span><text:span text:style-name="_32_01">l</text:span><text:span text:style-name="_35_57">o</text:span><text:span text:style-name="_37_05">t</text:span><text:span text:style-name="_32_97">t</text:span><text:span text:style-name="_35_25">i</text:span><text:span text:style-name="_38_21">n</text:span><text:span text:style-name="_32_09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02:20.23</meta:creation-date>
    <dc:title>Haathi</dc:title>
    <meta:editing-duration>PT7M57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09:10:17.04</dc:date>
    <meta:template xlink:type="simple" xlink:actuate="onRequest" xlink:title="Haathi" xlink:href="file:///C:/Users/kwa/AppData/Roaming/OpenOffice/4/user/template/Haathi.ott" meta:date="2016-02-24T09:02:19.87"/>
  </office:meta>
</office:document-meta>
</file>